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 draw:shadow="visible"/>
    </style:style>
    <style:style style:name="gr3" style:family="graphic" style:parent-style-name="standard">
      <style:graphic-properties draw:marker-start="Arrow" draw:marker-start-width="0.152cm" draw:marker-end="Arrow" draw:marker-end-width="0.152cm" draw:fill="solid" draw:fill-color="#ffffff" draw:textarea-horizontal-align="center" draw:textarea-vertical-align="middle" draw:shadow="visible"/>
    </style:style>
    <style:style style:name="gr4" style:family="graphic" style:parent-style-name="standard">
      <style:graphic-properties draw:marker-start="Arrow" draw:marker-start-width="0.152cm" draw:marker-start-center="true" draw:marker-end="Arrow" draw:marker-end-width="0.152cm" draw:marker-end-center="true" draw:fill="solid" draw:fill-color="#ffffff" draw:textarea-horizontal-align="center" draw:textarea-vertical-align="middle" draw:shadow="visib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97cm" svg:height="3.175cm" svg:x="2.905cm" svg:y="17.51cm">
          <text:p text:style-name="P1">802.15.4 Physical layer (PHY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3.97cm" svg:height="3.175cm" svg:x="2.905cm" svg:y="13.7cm">
          <text:p text:style-name="P1">802.15.4 Medium access control layer (MAC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4.445cm" svg:height="2.54cm" svg:x="2.905cm" svg:y="10.525cm">
          <text:p text:style-name="P1">ZigBe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3.81cm" svg:height="2.54cm" svg:x="7.985cm" svg:y="10.525cm">
          <text:p text:style-name="P1">MiW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4.445cm" svg:height="2.54cm" svg:x="12.43cm" svg:y="10.525cm">
          <text:p text:style-name="P1">6LowPA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9.89cm" svg:y1="17.51cm" svg:x2="9.89cm" svg:y2="16.875cm">
          <text:p/>
        </draw:line>
        <draw:line draw:style-name="gr4" draw:text-style-name="P1" draw:layer="layout" svg:x1="4.81cm" svg:y1="13.7cm" svg:x2="4.81cm" svg:y2="13.065cm">
          <text:p/>
        </draw:line>
        <draw:line draw:style-name="gr3" draw:text-style-name="P1" draw:layer="layout" svg:x1="9.89cm" svg:y1="13.7cm" svg:x2="9.89cm" svg:y2="13.065cm">
          <text:p/>
        </draw:line>
        <draw:line draw:style-name="gr4" draw:text-style-name="P1" draw:layer="layout" svg:x1="14.97cm" svg:y1="13.7cm" svg:x2="14.97cm" svg:y2="13.06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-offset-x="0cm" draw:shadow-offset-y="0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7-05T16:14:45</meta:creation-date>
    <dc:date>2010-07-05T16:44:04</dc:date>
    <meta:editing-duration>PT00H14M09S</meta:editing-duration>
    <meta:editing-cycles>1</meta:editing-cycles>
    <meta:document-statistic meta:object-count="9"/>
    <meta:generator>OpenOffice.org/3.2$Unix OpenOffice.org_project/320m19$Build-9505</meta:generator>
  </office:meta>
</office:document-meta>
</file>